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d3d3d" style:text-outline="false" style:text-line-through-style="none" style:text-line-through-type="none" style:font-name="Ubuntu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3d3d3d" style:text-outline="false" style:text-line-through-style="none" style:text-line-through-type="none" style:font-name="Ubuntu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3d3d3d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N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20.103cm" svg:y="8.5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6.879cm" svg:x="14.693cm" svg:y="0cm">
            <draw:object draw:notify-on-update-of-ranges="Sheet1.A2:Sheet1.A5 Sheet1.B2:Sheet1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8cm" svg:height="8.552cm" svg:x="12.252cm" svg:y="7.783cm">
            <draw:object draw:notify-on-update-of-ranges="Sheet1.A21:Sheet1.A30 Sheet1.B21:Sheet1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11.371cm" svg:y="17.026cm">
            <draw:object draw:notify-on-update-of-ranges="Sheet1.A39:Sheet1.A48 Sheet1.B39:Sheet1.B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verhe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231604" calcext:value-type="float">
            <text:p>0.231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439467" calcext:value-type="float">
            <text:p>0.4394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425098" calcext:value-type="float">
            <text:p>0.425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419434" calcext:value-type="float">
            <text:p>0.4194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0.425197" calcext:value-type="float">
            <text:p>0.4251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<text:span text:style-name="T1">    0.422853</text:span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float" office:value="0.422787" calcext:value-type="float">
            <text:p>0.4227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float" office:value="0.423197" calcext:value-type="float">
            <text:p>0.4231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3102" calcext:value-type="float">
            <text:p>0.43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8097" calcext:value-type="float">
            <text:p>0.428097</text:p>
          </table:table-cell>
        </table:table-row>
        <table:table-row table:style-name="ro1" table:number-rows-repeated="8">
          <table:table-cell table:style-name="Default"/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.031604" calcext:value-type="float">
            <text:p>1.031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1.039467" calcext:value-type="float">
            <text:p>1.0394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1.015098" calcext:value-type="float">
            <text:p>1.015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979434" calcext:value-type="float">
            <text:p>0.9794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0.945197" calcext:value-type="float">
            <text:p>0.9451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<text:span text:style-name="T1">        1.002853</text:span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float" office:value="1.020787" calcext:value-type="float">
            <text:p>1.0207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float" office:value="1.003197" calcext:value-type="float">
            <text:p>1.0031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3102" calcext:value-type="float">
            <text:p>0.993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18097" calcext:value-type="float">
            <text:p>1.018097</text:p>
          </table:table-cell>
        </table:table-row>
        <table:table-row table:style-name="ro1" table:number-rows-repeated="7">
          <table:table-cell table:style-name="Default"/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3604" calcext:value-type="float">
            <text:p>0.0036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9467" calcext:value-type="float">
            <text:p>0.0094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5098" calcext:value-type="float">
            <text:p>0.005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194" calcext:value-type="float">
            <text:p>0.001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0.005197" calcext:value-type="float">
            <text:p>0.0051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<text:span text:style-name="T1">         0.002853</text:span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float" office:value="0.002787" calcext:value-type="float">
            <text:p>0.0027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float" office:value="0.003197" calcext:value-type="float">
            <text:p>0.0031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3102" calcext:value-type="float">
            <text:p>0.003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8097" calcext:value-type="float">
            <text:p>0.008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11:21:24.727614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0:25:14.881277487</meta:creation-date>
    <meta:generator>LibreOffice/6.4.7.2$Linux_X86_64 LibreOffice_project/40$Build-2</meta:generator>
    <dc:date>2022-10-10T11:42:49.034957065</dc:date>
    <meta:editing-duration>PT22M15S</meta:editing-duration>
    <meta:editing-cycles>4</meta:editing-cycles>
    <meta:document-statistic meta:table-count="1" meta:cell-count="6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0cm" svg:y="0cm" style:legend-expansion="high" chart:style-name="ch2"/>
        <chart:plot-area chart:style-name="ch3" svg:x="0.319cm" svg:y="0.18cm" svg:width="15.15cm" svg:height="8.646cm">
          <chartooo:coordinate-region svg:x="0.94cm" svg:y="0.379cm" svg:width="14.529cm" svg:height="8.248cm"/>
          <chart:axis chart:dimension="x" chart:name="primary-x" chart:style-name="ch4"/>
          <chart:axis chart:dimension="y" chart:name="primary-y" chart:style-name="ch4">
            <chart:grid chart:style-name="ch5" chart:class="min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6.88cm" xlink:href=".." xlink:type="simple" chart:class="chart:line" chart:style-name="ch1">
        <chart:legend chart:legend-position="end" svg:x="13.148cm" svg:y="3.141cm" style:legend-expansion="high" chart:style-name="ch2"/>
        <chart:plot-area chart:style-name="ch3" table:cell-range-address="Sheet1.A2:Sheet1.B5" chart:data-source-has-labels="column" svg:x="0.32cm" svg:y="0.137cm" svg:width="12.508cm" svg:height="6.606cm">
          <chartooo:coordinate-region svg:x="1.232cm" svg:y="0.336cm" svg:width="11.409cm" svg:height="5.76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5</svg:desc>
                </draw:g>
              </table:table-cell>
              <table:table-cell office:value-type="float" office:value="0.231604">
                <text:p>0.231604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39467">
                <text:p>0.4394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25098">
                <text:p>0.4250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19434">
                <text:p>0.419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553cm" xlink:href=".." xlink:type="simple" chart:class="chart:scatter" chart:style-name="ch1">
        <chart:legend chart:legend-position="end" svg:x="13.147cm" svg:y="3.977cm" style:legend-expansion="high" chart:style-name="ch2"/>
        <chart:plot-area chart:style-name="ch3" table:cell-range-address="Sheet1.A21:Sheet1.B30" svg:x="1.543cm" svg:y="0.259cm" svg:width="12.506cm" svg:height="8.253cm">
          <chartooo:coordinate-region svg:x="2.455cm" svg:y="0.459cm" svg:width="11.314cm" svg:height="7.4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1:Sheet1.B30" chart:class="chart:scatter">
            <chart:domain table:cell-range-address="Sheet1.A21:Sheet1.A3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1:Sheet1.A30</svg:desc>
                </draw:g>
              </table:table-cell>
              <table:table-cell office:value-type="float" office:value="1.031604">
                <text:p>1.031604</text:p>
                <draw:g>
                  <svg:desc>Sheet1.B21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039467">
                <text:p>1.03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015098">
                <text:p>1.015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979434">
                <text:p>0.979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45197">
                <text:p>0.945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020787">
                <text:p>1.020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003197">
                <text:p>1.003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993102">
                <text:p>0.993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018097">
                <text:p>1.0180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39:Sheet1.B48" svg:x="0.319cm" svg:y="0.18cm" svg:width="12.508cm" svg:height="8.646cm">
          <chartooo:coordinate-region svg:x="1.417cm" svg:y="0.379cm" svg:width="11.1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9:Sheet1.B48" chart:class="chart:scatter">
            <chart:domain table:cell-range-address="Sheet1.A39:Sheet1.A48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9:Sheet1.A48</svg:desc>
                </draw:g>
              </table:table-cell>
              <table:table-cell office:value-type="float" office:value="0.003604">
                <text:p>0.003604</text:p>
                <draw:g>
                  <svg:desc>Sheet1.B39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9467">
                <text:p>0.009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5098">
                <text:p>0.005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94">
                <text:p>0.00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5197">
                <text:p>0.005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2787">
                <text:p>0.002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3197">
                <text:p>0.003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3102">
                <text:p>0.003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8097">
                <text:p>0.0080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